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6900000278D7ACEE3E3BB90313.png" manifest:media-type="image/png"/>
  <manifest:file-entry manifest:full-path="Pictures/10000000000002330000012130FE6BA1878AC98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ff3333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7.893cm" svg:height="4.051cm" svg:x="0.2cm" svg:y="0.249cm">
          <draw:image xlink:href="Pictures/10000000000002330000012130FE6BA1878AC983.png" xlink:type="simple" xlink:show="embed" xlink:actuate="onLoad">
            <text:p/>
          </draw:image>
        </draw:frame>
        <draw:frame draw:style-name="gr1" draw:text-style-name="P1" draw:layer="layout" svg:width="9.808cm" svg:height="7.1cm" svg:x="4.992cm" svg:y="4.7cm">
          <draw:image xlink:href="Pictures/100000000000036900000278D7ACEE3E3BB90313.png" xlink:type="simple" xlink:show="embed" xlink:actuate="onLoad">
            <text:p/>
          </draw:image>
        </draw:frame>
        <draw:line draw:style-name="gr2" draw:text-style-name="P2" draw:layer="layout" svg:x1="8cm" svg:y1="4.1cm" svg:x2="13.6cm" svg:y2="6cm">
          <text:p/>
        </draw:line>
        <draw:line draw:style-name="gr2" draw:text-style-name="P2" draw:layer="layout" svg:x1="13.6cm" svg:y1="6.1cm" svg:x2="5.8cm" svg:y2="8.7cm">
          <text:p/>
        </draw:line>
        <draw:line draw:style-name="gr2" draw:text-style-name="P2" draw:layer="layout" svg:x1="5.7cm" svg:y1="8.7cm" svg:x2="13.2cm" svg:y2="11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7-25T14:15:21.659000000</dc:date>
    <meta:editing-duration>PT4M32S</meta:editing-duration>
    <meta:editing-cycles>3</meta:editing-cycles>
    <meta:generator>LibreOffice/5.1.4.2$Windows_x86 LibreOffice_project/f99d75f39f1c57ebdd7ffc5f42867c12031db97a</meta:generator>
    <meta:document-statistic meta:object-count="5"/>
  </office:meta>
</office:document-meta>
</file>